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992in"/>
    </style:style>
    <style:style style:name="co3" style:family="table-column">
      <style:table-column-properties fo:break-before="auto" style:column-width="1.8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461in"/>
    </style:style>
    <style:style style:name="co6" style:family="table-column">
      <style:table-column-properties fo:break-before="auto" style:column-width="4.8543in"/>
    </style:style>
    <style:style style:name="co7" style:family="table-column">
      <style:table-column-properties fo:break-before="auto" style:column-width="4.0484in"/>
    </style:style>
    <style:style style:name="co8" style:family="table-column">
      <style:table-column-properties fo:break-before="auto" style:column-width="1.70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ydligt förklarande namn</text:p>
          </table:table-cell>
          <table:table-cell office:value-type="string" calcext:value-type="string">
            <text:p>Typ/klassificering (FURPS+)</text:p>
          </table:table-cell>
          <table:table-cell office:value-type="string" calcext:value-type="string">
            <text:p>Referens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ydlig beskrivning av kravet som går att förstå</text:p>
          </table:table-cell>
          <table:table-cell office:value-type="string" calcext:value-type="string">
            <text:p>Testbart, ni måste kunna testa kravet hur skall det gå till, referens till testfall</text:p>
          </table:table-cell>
          <table:table-cell office:value-type="string" calcext:value-type="string">
            <text:p>Icke motsägeslsefullt, två krav får inte säga emot varandra</text:p>
          </table:table-cell>
          <table:table-cell office:value-type="string" calcext:value-type="string">
            <text:p>Prioritet</text:p>
          </table:table-cell>
          <table:table-cell office:value-type="string" calcext:value-type="string">
            <text:p>Beroende till andra krav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kapandet av pos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Man ska kunna skapa poster som innehåller antingen text eller en länk till någon plats, liksom ett bokmärke.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float" office:value="1.1" calcext:value-type="float">
            <text:p>1.1</text:p>
          </table:table-cell>
          <table:table-cell office:value-type="string" calcext:value-type="string">
            <text:p>Skapandet av textpos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Textpost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.2" calcext:value-type="float">
            <text:p>1.2</text:p>
          </table:table-cell>
          <table:table-cell office:value-type="string" calcext:value-type="string">
            <text:p>Skapandet av länkpost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Länkpost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kapandet av collection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Man ska kunna skapa collections, samlingar med poster, som en sorts personlig bokmärkning.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 till collection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2.2" calcext:value-type="float">
            <text:p>2.2</text:p>
          </table:table-cell>
          <table:table-cell office:value-type="string" calcext:value-type="string">
            <text:p>Ändra visningen av collection för enbart vissa användare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Ändra visningen av collectionen för att antingen visa den för alla eller dölja den.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4" table:number-rows-repeated="2">
          <table:table-cell table:number-columns-repeated="1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Skapandet av category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Categories innehåller poster av samma sort, så som teknologi, eller mat. Man ska kunna skapa sina egna categories. 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float" office:value="3.1" calcext:value-type="float">
            <text:p>3.1</text:p>
          </table:table-cell>
          <table:table-cell office:value-type="string" calcext:value-type="string">
            <text:p>Binda en post till en category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Man ska även kunna posta, eller binda, en post till en category, så att den visas i kategorin.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Kommentera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Kommentarer är en del i delandet av länkar och man ska kunna kommentera.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float" office:value="4.1" calcext:value-type="float">
            <text:p>4.1</text:p>
          </table:table-cell>
          <table:table-cell office:value-type="string" calcext:value-type="string">
            <text:p>Kommentera på post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Kommentera på poster är väödigt viktigt.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.2" calcext:value-type="float">
            <text:p>4.2</text:p>
          </table:table-cell>
          <table:table-cell office:value-type="string" calcext:value-type="string">
            <text:p>Kommentera på kommentar</text:p>
          </table:table-cell>
          <table:table-cell table:number-columns-repeated="3"/>
          <table:table-cell office:value-type="string" calcext:value-type="string">
            <text:p>Kommentera på kommentarer är ett sätt att förhindra svårhanterliga kommentarstrådar.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4" table:number-rows-repeated="4"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Skapandet av användar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float" office:value="5.1" calcext:value-type="float">
            <text:p>5.1</text:p>
          </table:table-cell>
          <table:table-cell office:value-type="string" calcext:value-type="string">
            <text:p>Ändrandet av uppgifter på användare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5.2" calcext:value-type="float">
            <text:p>5.2</text:p>
          </table:table-cell>
          <table:table-cell office:value-type="string" calcext:value-type="string">
            <text:p>Logga in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Säger sig själv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5.3" calcext:value-type="float">
            <text:p>5.3</text:p>
          </table:table-cell>
          <table:table-cell office:value-type="string" calcext:value-type="string">
            <text:p>Logga ut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Säger sig själv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5,5.1</text:p>
          </table:table-cell>
        </table:table-row>
        <table:table-row table:style-name="ro4">
          <table:table-cell office:value-type="float" office:value="5.4" calcext:value-type="float">
            <text:p>5.4</text:p>
          </table:table-cell>
          <table:table-cell office:value-type="string" calcext:value-type="string">
            <text:p>Unikt användarnamn.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Användarnamnet är vad som identifierar en användare och måste således vara unikt.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5.5" calcext:value-type="float">
            <text:p>5.5</text:p>
          </table:table-cell>
          <table:table-cell office:value-type="string" calcext:value-type="string">
            <text:p>Unik email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Email är ett sätt att skicka påminnelse om lösenord om användaren har glömt det, och måste alltså vara unikt för att inte skicka uppgifter om flera användare till en email.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 table:number-rows-repeated="3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10:59:38.0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4</meta:editing-cycles>
    <meta:generator>LibreOffice/4.2.0.4$Windows_x86 LibreOffice_project/05dceb5d363845f2cf968344d7adab8dcfb2ba71</meta:generator>
    <dc:date>2014-04-23T11:12:41.266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